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4" text:outline-level="4">Dateien/Ordner umbenennen:</text:h>
        <text:p text:style-name="Textkörper_20_Einrückung_20_Xaver">Durch Doppelklick auf ihren Namen können Dateien/Ordner umbenannt werden. Der Text wird mit einer anderen Farbe unterlegt.</text:p>
        <text:p text:style-name="Textkörper_20_Einrückung_20_Xaver">Der Projektordner und der Papierkorb können weder umbenannt noch verschoben we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30" meta:character-count="231"/>
    <dc:date>2014-06-23T14:31:48.29</dc:date>
    <meta:editing-duration>P0D</meta:editing-duration>
    <meta:editing-cycles>1</meta:editing-cycles>
    <meta:generator>OpenOffice/4.1.0$Win32 OpenOffice.org_project/410m18$Build-9764</meta:generator>
  </office:meta>
</office:document-meta>
</file>